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2" style:family="table-cell" style:parent-style-name="Default" style:data-style-name="N53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table:style-name="ce2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date" office:date-value="2022-10-01T09:00:00" calcext:value-type="date">
            <text:p>2022-10-01T09:00:00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date" office:date-value="2022-10-08T09:00:00" calcext:value-type="date">
            <text:p>2022-10-08T09:00:00</text:p>
          </table:table-cell>
          <table:table-cell table:style-name="ce2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date" office:date-value="2022-10-15T09:00:00" calcext:value-type="date">
            <text:p>2022-10-15T09:00:00</text:p>
          </table:table-cell>
          <table:table-cell table:style-name="ce2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 Up Waterloo Region Endorsements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30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00-00-00</text:date>, <text:time style:data-style-name="N2" text:time-value="10:01:34.830905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8T20:40:53.819668585</dc:date>
    <meta:editing-duration>P5DT8H57M51S</meta:editing-duration>
    <meta:editing-cycles>152</meta:editing-cycles>
    <meta:document-statistic meta:table-count="5" meta:cell-count="2925" meta:object-count="0"/>
  </office:meta>
</office:document-meta>
</file>